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Times New Roman" fo:font-size="12pt" fo:font-weight="normal" officeooo:paragraph-rsid="001af422" fo:background-color="transparent" style:font-name-asian="Times New Roman" style:font-name-complex="Times New Roman"/>
    </style:style>
    <style:style style:name="P2" style:family="paragraph" style:parent-style-name="Standard">
      <style:paragraph-properties fo:line-height="150%" fo:text-align="justify" style:justify-single-word="false"/>
      <style:text-properties style:use-window-font-color="true" style:font-name="Times New Roman" fo:font-size="12pt" fo:font-weight="normal" officeooo:paragraph-rsid="002b57ca" fo:background-color="transparent" style:font-name-asian="Times New Roman" style:font-name-complex="Times New Roman"/>
    </style:style>
    <style:style style:name="P3" style:family="paragraph" style:parent-style-name="Standard">
      <style:paragraph-properties fo:line-height="150%" fo:text-align="justify" style:justify-single-word="false"/>
      <style:text-properties style:use-window-font-color="true" style:font-name="Times New Roman" fo:font-size="12pt" fo:font-weight="normal" officeooo:paragraph-rsid="002b7539" fo:background-color="transparent" style:font-name-asian="Times New Roman" style:font-name-complex="Times New Roman"/>
    </style:style>
    <style:style style:name="P4"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3d1a9" fo:background-color="transparent" style:font-name-asian="Times New Roman" style:font-name-complex="Times New Roman"/>
    </style:style>
    <style:style style:name="P5"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3d7ae" fo:background-color="transparent" style:font-name-asian="Times New Roman" style:font-name-complex="Times New Roman"/>
    </style:style>
    <style:style style:name="P6"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690f5" fo:background-color="transparent"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Times New Roman" fo:font-size="12pt" fo:font-weight="normal" officeooo:rsid="002350e1" officeooo:paragraph-rsid="0029f1c0" fo:background-color="transparent" style:font-name-asian="Times New Roman" style:font-name-complex="Times New Roman"/>
    </style:style>
    <style:style style:name="P8" style:family="paragraph" style:parent-style-name="Standard">
      <style:paragraph-properties fo:line-height="150%" fo:text-align="justify" style:justify-single-word="false"/>
      <style:text-properties style:use-window-font-color="true" style:font-name="Times New Roman" fo:font-size="12pt" fo:font-weight="normal" officeooo:rsid="002350e1" officeooo:paragraph-rsid="002b7539" fo:background-color="transparent" style:font-name-asian="Times New Roman" style:font-name-complex="Times New Roman"/>
    </style:style>
    <style:style style:name="P9" style:family="paragraph" style:parent-style-name="Standard">
      <style:paragraph-properties fo:line-height="150%" fo:text-align="justify" style:justify-single-word="false"/>
      <style:text-properties style:use-window-font-color="true" style:font-name="Times New Roman" fo:font-size="12pt" fo:font-weight="normal" officeooo:rsid="0033d7ae" officeooo:paragraph-rsid="003690f5" fo:background-color="transparent" style:font-name-asian="Times New Roman" style:font-name-complex="Times New Roman"/>
    </style:style>
    <style:style style:name="P10" style:family="paragraph" style:parent-style-name="Standard">
      <style:paragraph-properties fo:line-height="150%" fo:text-align="justify" style:justify-single-word="false"/>
      <style:text-properties style:use-window-font-color="true" style:font-name="Calibri" fo:font-size="11pt" fo:font-weight="normal" officeooo:paragraph-rsid="001af422" fo:background-color="transparent" style:font-name-asian="Calibri" style:font-name-complex="Calibri"/>
    </style:style>
    <style:style style:name="P11"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paragraph-rsid="001af422" fo:background-color="transparent" style:font-name-asian="Times New Roman" style:font-name-complex="Times New Roman"/>
    </style:style>
    <style:style style:name="P12"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rsid="001f9f57" officeooo:paragraph-rsid="001f9f57" fo:background-color="transparent" style:font-name-asian="Times New Roman" style:font-name-complex="Times New Roman"/>
    </style:style>
    <style:style style:name="P13"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rsid="00206e15" officeooo:paragraph-rsid="002350e1" fo:background-color="transparent" style:font-name-asian="Times New Roman" style:font-name-complex="Times New Roman"/>
    </style:style>
    <style:style style:name="T1" style:family="text">
      <style:text-properties officeooo:rsid="0017a650"/>
    </style:style>
    <style:style style:name="T2" style:family="text">
      <style:text-properties officeooo:rsid="001c0d57"/>
    </style:style>
    <style:style style:name="T3" style:family="text">
      <style:text-properties officeooo:rsid="002235f6"/>
    </style:style>
    <style:style style:name="T4" style:family="text">
      <style:text-properties officeooo:rsid="002350e1"/>
    </style:style>
    <style:style style:name="T5" style:family="text">
      <style:text-properties officeooo:rsid="002e998c"/>
    </style:style>
    <style:style style:name="T6" style:family="text">
      <style:text-properties officeooo:rsid="0033d7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ложај афро-американаца и однос становништва према њима</text:p>
      <text:p text:style-name="P10"/>
      <text:p text:style-name="P11">Do sada ukazane razlike u opisanju medija iako naizrazenije u pogledu odnisa prema pripadnicima pokreta svakako su bile prisutne i u pogledu slike koju su pruzale o polozaju afro americkog drustva juga. U ovoj drugoj znacajnoj temi kojom su se mediju bavili necemo primetiti drasticne razlike u pogledu slike koju su pruzale citaocima kako je to bio slucaj kada smo razmatrali njihov stav prema samom pokretu. U slucaju polozaja gradjana pre cemo primetiti suptilne razlike u nacinu prenosenja vesti, <text:span text:style-name="T1">odnosno</text:span> kako cemo videti u nekim slucajevima neprenosenja vesti, <text:span text:style-name="T1">koje ipak ostavljaju drasticno drugacije utiske na citaoca</text:span>.<text:tab/><text:span text:style-name="T2">Kada govorimo o polozaju affro amerikanaca neophodno je poseban akcenat staviti dva glavna faktora, I dve glavne tema medija, to su 1. Odnos Belackog stanovnistva juga prema afro amerikancima, I 2. Rezultati istorijrijskog trenda ponasanja belackog stanovnistva prema afro amerikancima. Tako mozemo reci da je drugo faktor zapravo kreirao ono sto nazivamo “polozajem afro amerikanaca” dok se prvi faktor, odnsno trenutni odnos prema afro americkom stanovnistvu.</text:span></text:p>
      <text:p text:style-name="P11"/>
      <text:p text:style-name="P12">Odnos Belacnog stanovnistva prema afro amerikancima</text:p>
      <text:p text:style-name="P12"/>
      <text:p text:style-name="P13"><text:tab/>U januaru 1965. pre pocetka same borbe za prava glasanja <text:span text:style-name="T3">najzastupljenija</text:span> tema u medijima, <text:span text:style-name="T3">kada je rec o afro-americkoj borbi za gradjanska prava</text:span> bila je <text:span text:style-name="T3">izvestavanje o efikasnosti sprovodjenja zakona iz 1964. ondosno pre svega desegregacija javnih ustanova. Posmatrajuci ovu temu mozemo primetiti pre svega potpuno razlicita vidjenja kada je u pitanju efikasnost sprovodjenja propisanih mera.</text:span></text:p>
      <text:p text:style-name="P2">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text:span text:style-name="T4">istice da</text:span> да у јужним државама није било значајнијег отпора интеграцији. <text:span text:style-name="T4">Medjutim, cak <text:s/>iako uzmemo u obzir cinjenicu da je integracija bila proces ida se nije mogla odviti momentalno, pa samim tim navedene izvestaje aризоне не можемо у потпуности одбацити kao netacane jer je tokom tog procesa moralo biti podrazumevanih prepreka, стиче се утисак да је pisanje Arizone o tom problemu био превише оптимистичno. Naravn oovako formulisan izvestaj arizona repablika omogucava listu da stvori privid objektivnosti a da pritom ipak istakne juznjacko drustvo u pozitivnom svetlu, jer sama definicija “znacajnijeg otpora” arbitrazna I podlozna subjektivnom tumacenju. </text:span></text:p>
      <text:p text:style-name="P2"><text:span text:style-name="T4"><text:tab/>Potpuno drugaciji utisak sticemo citajuci LA Tajms koji pise o istoj temi. U nekoliko clanaka novinari lista naglasavaju da itekako postoje restorani koji odbijaju da usluze afro amerikance, ali I o хапшењима афро-американаца који су покушавали да спроведу zakonom гарантована права, као </text:span><text:soft-page-break/><text:span text:style-name="T4">и о отпору становништва манифестованог кроз odbijanja da ih usluze do нападе на квартове у којима су афро-американци живели. List ipak ne nastoji da prikaze potpuno za afro amerikance beznadeznu situaciju, isticuci I ucestalost hapsenja lica koja su vrsila napade na afro amerikance. </text:span></text:p>
      <text:p text:style-name="P7">С обзиром на то да оба листа пrikazuju potpuno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poboljsan nakon тако краткog временскоg perioda.</text:p>
      <text:p text:style-name="P8"><text:tab/>Имајући то у виду, не може бити изненађујуће да је критика јужњачког друштва најмање присутна у коришћеном „јужњачком“ медију, Аризона репаблику. Иако сама држава Аризона није била једна од такозваних узданица сегрегације, аутори листа се нису бавили анализом „јужњачког“ друштва и њиховог односа према жртвама, напротив. У Репаблику можемо наћи текстове аутора који, може се отворено рећи, правдају однос „јужњака“ према афро-американцима честим скретањем пажње na дефакто сегрегационизам севера, као и односа власти према демонстрантима у Њујорку. То,међутим, не би требалонипошто разумети као одбрану сегрегационизма, већ само као покушај апологије „јужњака“.</text:p>
      <text:p text:style-name="P4">U preostala dva medija mozemo primetiti potpuno drugacije tendencije. Slicno kako je u Arizona repabliku negativna slika Kinga jacala u intenzitetu kako je konflikt eskalirao, tako je I u Njujork tajmsu slika juznjackog drustva pratila slican trend. Како је покрет за грађанска права у том моменту трајао већ скоро деценију, дубља анализа „јужњачког друштва на самом почетку 1965. је изостала, те виђење медија можемо разматрати само кроз описивање одређених догађаја. Томе је свакако допринела и привидна незаинтересованост јавности Селме за протесте. Инциденти у којима су учествовали цивили били су ретки, те је и фокус медија био више усмерен ка шерифу Кларку. <text:span text:style-name="T5">Sve do prvog veceg incidenta kada je doslo do pucanja I ranjavanja Dzimija Lija dzeksona, personifikacija juznjackog drustva bio je upravo serif Dzejms Klark. Opisivanju njrga kao segregacioniste I detaljnog opisivanja njegovih akcija nije stvarala sliku samo o njemu kao pojedincu, sama cinjenica da je on izabrani zvanicnik, kao I insistiranje na njegovoj popularnosti, nasuprot licnosti Vilsona Bejkera koji je prikazan kao umerenjak, davala je itekako sliku o okruzenju koje je Klarka dovelo na tu poziciju. </text:span></text:p>
      <text:p text:style-name="P5"><text:span text:style-name="T5"><text:tab/>Iako je u zizu medija dosao nesto kasnije, tek kada je pokret izneo planove o marsu ka Montgomeriju, slicno se moze reci I za guvernera Alabame Dzordza Valasa koji je 1965 sluzio prvi od svoja tri mandata. Moze se reci da je valas bio produkt svoje okoline isto koliko je bio spreman da joj podilazi. U svom clanku u kom analizira poteze Dzordza Valasa novinra Arizona Repablika, U toj analizi novinar se fokusira na sve uspehe Valasa kao politicara I generalno, argumentovano, hvali </text:span><text:soft-page-break/><text:span text:style-name="T5">njegove sposobnosti, ali uz konstataciju da je svoje stavove podredio borbi za politicki rejting. Ta cinjecica, dakle, govori znatno vise o samim biracima, odnosno o drustvu Alabame nego o samom Valasu te odatle I epitet koji mu LA tajms daje – Vrhovni segregacionista.</text:span></text:p>
      <text:p text:style-name="P6"><text:tab/><text:span text:style-name="T6">Uzimajuci sve navedenoi u obzir mozemo adektvatno analizirati konstataciju novinara Arizona repablika koji je tvrdio da cak iako bi se afro amerikanci izborili ukidanje testova za glasanje, I omogucili celoj zajednici da glasa, to ne bi nista promenilo, jer bi globalno, u celoj federaciji jos uvek bili znacajna manjina. Taj argument ipak gubi na validnosti kada uzmemo u obzir primere Valasa I Klarka. Jasno je da je strah od gubitka politicke moci na lokalnom, drzavnom I okruznom nivou, gde su afro amerikanci mogli biti vecina, bio itekako prisutan, kako navodi i novinar LA Tajmsa. <text:s/>To je svakako, uz <text:s/>politicke pobede koje je donela 1964. godina I akciju u toku 1965. pojacavalo netrplejivost belackog stanovnistva. </text:span></text:p>
      <text:p text:style-name="P9"><text:tab/>Noc pucanja na dzeksona I kasnije<text:tab/> <text:s text:c="6"/></text:p>
      <text:p text:style-name="P3"/>
      <text:p text:style-name="P8"><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0:31:17.672779800</meta:creation-date>
    <dc:date>2018-12-08T20:03:58.079234080</dc:date>
    <meta:editing-duration>PT2H16M8S</meta:editing-duration>
    <meta:editing-cycles>6</meta:editing-cycles>
    <meta:generator>LibreOffice/6.0.7.3.0$Linux_X86_64 LibreOffice_project/00m0$Build-3</meta:generator>
    <meta:document-statistic meta:table-count="0" meta:image-count="0" meta:object-count="0" meta:page-count="3" meta:paragraph-count="13" meta:word-count="991" meta:character-count="6638" meta:non-whitespace-character-count="5633"/>
  </office:meta>
</office:document-meta>
</file>